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4.703cm" fo:min-width="21.852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4.703cm" fo:min-width="21.852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782cm" fo:min-width="3.542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782cm" fo:min-width="3.056cm"/>
      <style:paragraph-properties style:writing-mode="lr-tb"/>
    </style:style>
    <style:style style:name="gr5" style:family="graphic" style:parent-style-name="standard">
      <style:graphic-properties svg:stroke-color="#000000" draw:fill-color="#81d41a" draw:textarea-horizontal-align="justify" draw:textarea-vertical-align="middle" draw:auto-grow-height="false" fo:min-height="1.782cm" fo:min-width="3.945cm"/>
      <style:paragraph-properties style:writing-mode="lr-tb"/>
    </style:style>
    <style:style style:name="gr6" style:family="graphic" style:parent-style-name="standard">
      <style:graphic-properties svg:stroke-color="#000000" draw:fill-color="#ff8000" draw:textarea-horizontal-align="justify" draw:textarea-vertical-align="middle" draw:auto-grow-height="false" fo:min-height="1.782cm" fo:min-width="3.945cm"/>
      <style:paragraph-properties style:writing-mode="lr-tb"/>
    </style:style>
    <style:style style:name="gr7" style:family="graphic" style:parent-style-name="standard">
      <style:graphic-properties draw:fill-color="#be480a" draw:textarea-horizontal-align="justify" draw:textarea-vertical-align="middle" draw:auto-grow-height="false" fo:min-height="1.782cm" fo:min-width="6.358cm"/>
      <style:paragraph-properties style:writing-mode="lr-tb"/>
    </style:style>
    <style:style style:name="gr8" style:family="graphic" style:parent-style-name="standard">
      <style:graphic-properties svg:stroke-color="#ffffff" draw:fill-color="#395511" draw:textarea-horizontal-align="justify" draw:textarea-vertical-align="middle" draw:auto-grow-height="false" fo:min-height="1.782cm" fo:min-width="5.215cm"/>
      <style:paragraph-properties style:writing-mode="lr-tb"/>
    </style:style>
    <style:style style:name="gr9" style:family="graphic" style:parent-style-name="standard">
      <style:graphic-properties svg:stroke-color="#ffffff" draw:fill-color="#395511" draw:textarea-horizontal-align="justify" draw:textarea-vertical-align="middle" draw:auto-grow-height="false" fo:min-height="1.147cm" fo:min-width="0.262cm"/>
      <style:paragraph-properties style:writing-mode="lr-tb"/>
    </style:style>
    <style:style style:name="gr10" style:family="graphic" style:parent-style-name="standard">
      <style:graphic-properties svg:stroke-color="#ffffff" draw:fill-color="#395511" draw:textarea-horizontal-align="justify" draw:textarea-vertical-align="middle" draw:auto-grow-height="false" fo:min-height="1.782cm" fo:min-width="6.358cm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782cm" fo:min-width="6.358cm"/>
      <style:paragraph-properties style:writing-mode="lr-tb"/>
    </style:style>
    <style:style style:name="gr12" style:family="graphic" style:parent-style-name="standard">
      <style:graphic-properties svg:stroke-color="#000000" draw:fill-color="#00a933" draw:textarea-horizontal-align="justify" draw:textarea-vertical-align="middle" draw:auto-grow-height="false" fo:min-height="1.782cm" fo:min-width="5.215cm"/>
      <style:paragraph-properties style:writing-mode="lr-tb"/>
    </style:style>
    <style:style style:name="gr13" style:family="graphic" style:parent-style-name="standard">
      <style:graphic-properties svg:stroke-color="#000000" draw:fill-color="#00a933" draw:textarea-horizontal-align="justify" draw:textarea-vertical-align="middle" draw:auto-grow-height="false" fo:min-height="1.147cm" fo:min-width="0.262cm"/>
      <style:paragraph-properties style:writing-mode="lr-tb"/>
    </style:style>
    <style:style style:name="gr14" style:family="graphic" style:parent-style-name="standard">
      <style:graphic-properties svg:stroke-color="#000000" draw:fill-color="#00a933" draw:textarea-horizontal-align="justify" draw:textarea-vertical-align="middle" draw:auto-grow-height="false" fo:min-height="1.782cm" fo:min-width="6.358cm"/>
      <style:paragraph-properties style:writing-mode="lr-tb"/>
    </style:style>
    <style:style style:name="gr15" style:family="graphic" style:parent-style-name="standard">
      <style:graphic-properties svg:stroke-color="#81d41a" draw:fill-color="#81d41a" draw:textarea-horizontal-align="justify" draw:textarea-vertical-align="middle" draw:auto-grow-height="false" fo:min-height="1.147cm" fo:min-width="0.262cm"/>
      <style:paragraph-properties style:writing-mode="lr-tb"/>
    </style:style>
    <style:style style:name="gr16" style:family="graphic" style:parent-style-name="standard">
      <style:graphic-properties svg:stroke-color="#81d41a" draw:fill-color="#81d41a" draw:textarea-horizontal-align="justify" draw:textarea-vertical-align="middle" draw:auto-grow-height="false" fo:min-height="1.396cm" fo:min-width="3.945cm"/>
      <style:paragraph-properties style:writing-mode="lr-tb"/>
    </style:style>
    <style:style style:name="gr17" style:family="graphic" style:parent-style-name="standard">
      <style:graphic-properties svg:stroke-color="#81d41a" draw:fill-color="#81d41a" draw:textarea-horizontal-align="justify" draw:textarea-vertical-align="middle" draw:auto-grow-height="false" fo:min-height="0.634cm" fo:min-width="0.135cm"/>
      <style:paragraph-properties style:writing-mode="lr-tb"/>
    </style:style>
    <style:style style:name="gr18" style:family="graphic" style:parent-style-name="standard">
      <style:graphic-properties svg:stroke-color="#00a933" draw:fill-color="#00a933" draw:textarea-horizontal-align="justify" draw:textarea-vertical-align="middle" draw:auto-grow-height="false" fo:min-height="1.396cm" fo:min-width="3.945cm"/>
      <style:paragraph-properties style:writing-mode="lr-tb"/>
    </style:style>
    <style:style style:name="gr19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2.266cm" fo:min-width="3.632cm"/>
    </style:style>
    <style:style style:name="gr2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1" style:family="graphic" style:parent-style-name="standard">
      <style:graphic-properties svg:stroke-color="#000000" draw:opacity="0%" draw:textarea-horizontal-align="justify" draw:textarea-vertical-align="middle" draw:auto-grow-height="false" fo:min-height="2.266cm" fo:min-width="4.619cm"/>
    </style:style>
    <style:style style:name="P1" style:family="paragraph">
      <loext:graphic-properties draw:fill-color="#00a933"/>
      <style:paragraph-properties fo:text-align="center" style:writing-mode="lr-tb"/>
      <style:text-properties fo:color="#ffffff" fo:font-weight="bold" style:font-weight-asian="bold" style:font-weight-complex="bold"/>
    </style:style>
    <style:style style:name="P2" style:family="paragraph">
      <loext:graphic-properties draw:fill-color="#81d41a"/>
      <style:paragraph-properties fo:text-align="center" style:writing-mode="lr-tb"/>
      <style:text-properties fo:color="#ffffff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4" style:family="paragraph">
      <loext:graphic-properties draw:fill-color="#ff8000"/>
      <style:paragraph-properties fo:text-align="center" style:writing-mode="lr-tb"/>
      <style:text-properties fo:color="#ffffff" fo:font-weight="bold" style:font-weight-asian="bold" style:font-weight-complex="bold"/>
    </style:style>
    <style:style style:name="P5" style:family="paragraph">
      <loext:graphic-properties draw:fill-color="#be480a"/>
      <style:paragraph-properties fo:text-align="center" style:writing-mode="lr-tb"/>
      <style:text-properties fo:color="#ffffff" fo:font-weight="bold" style:font-weight-asian="bold" style:font-weight-complex="bold"/>
    </style:style>
    <style:style style:name="P6" style:family="paragraph">
      <loext:graphic-properties draw:fill-color="#395511"/>
      <style:paragraph-properties fo:text-align="center" style:writing-mode="lr-tb"/>
      <style:text-properties fo:color="#ffffff" fo:font-weight="bold" style:font-weight-asian="bold" style:font-weight-complex="bold"/>
    </style:style>
    <style:style style:name="P7" style:family="paragraph">
      <loext:graphic-properties draw:fill-color="#000000" draw:opacity="0%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352cm" svg:height="4.953cm" svg:x="2.016cm" svg:y="12.8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352cm" svg:height="4.953cm" svg:x="2.016cm" svg:y="6.3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42cm" svg:height="2.032cm" svg:x="1.889cm" svg:y="2.118cm">
          <text:p text:style-name="P3"><text:span text:style-name="T1">JOB_ID: in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2.032cm" svg:x="6.185cm" svg:y="2.118cm">
          <text:p text:style-name="P3"><text:span text:style-name="T1">CMD: i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45cm" svg:height="2.032cm" svg:x="10.122cm" svg:y="2.118cm">
          <text:p text:style-name="P3"><text:span text:style-name="T1">OPTIONS: </text:span><text:span text:style-name="T1"><text:line-break/></text:span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445cm" svg:height="2.032cm" svg:x="19.796cm" svg:y="2.143cm">
          <text:p text:style-name="P3"><text:span text:style-name="T1">STATUS: bool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445cm" svg:height="2.032cm" svg:x="14.97cm" svg:y="2.143cm">
          <text:p text:style-name="P3"><text:span text:style-name="T1">DATA: string 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858cm" svg:height="2.032cm" svg:x="2.602cm" svg:y="14.8cm">
          <text:p text:style-name="P3"><text:span text:style-name="T1">{option_data_type}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715cm" svg:height="2.032cm" svg:x="9.823cm" svg:y="14.831cm">
          <text:p text:style-name="P3"><text:span text:style-name="T1">{option_name}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715cm" svg:height="2.032cm" svg:x="15.859cm" svg:y="14.843cm">
          <text:p text:style-name="P3"><text:span text:style-name="T1">{option_value}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762cm" svg:height="1.397cm" svg:x="15.405cm" svg:y="15.181cm">
          <text:p text:style-name="P3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858cm" svg:height="2.032cm" svg:x="2.602cm" svg:y="14.8cm">
          <text:p text:style-name="P3"><text:span text:style-name="T1">{option_data_type}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762cm" svg:height="1.397cm" svg:x="9.23cm" svg:y="15.181cm">
          <text:p text:style-name="P3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858cm" svg:height="2.032cm" svg:x="2.578cm" svg:y="8.506cm">
          <text:p text:style-name="P3"><text:span text:style-name="T1">{option_data_type}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715cm" svg:height="2.032cm" svg:x="9.799cm" svg:y="8.537cm">
          <text:p text:style-name="P3"><text:span text:style-name="T1">option_element2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62cm" svg:height="1.397cm" svg:x="15.381cm" svg:y="8.887cm">
          <text:p text:style-name="P3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858cm" svg:height="2.032cm" svg:x="2.578cm" svg:y="8.506cm">
          <text:p text:style-name="P3"><text:span text:style-name="T1">option_element1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62cm" svg:height="1.397cm" svg:x="9.206cm" svg:y="8.887cm">
          <text:p text:style-name="P3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762cm" svg:height="1.397cm" svg:x="16.675cm" svg:y="8.918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715cm" svg:height="2.032cm" svg:x="18.072cm" svg:y="8.537cm">
          <text:p text:style-name="P3"><text:span text:style-name="T1">option_element_n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445cm" svg:height="1.646cm" svg:x="10.59cm" svg:y="6.615cm">
          <text:p text:style-name="P3"><text:span text:style-name="T1">OPTION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35cm" svg:height="0.884cm" svg:x="16.726cm" svg:y="8.012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.646cm" svg:x="10.144cm" svg:y="13.008cm">
          <text:p text:style-name="P3"><text:span text:style-name="T1">OPTION ELEM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842cm" svg:height="3.556cm" svg:x="9.382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layout" svg:x1="12.43cm" svg:y1="4.937cm" svg:x2="12.557cm" svg:y2="6.334cm">
          <text:p/>
        </draw:line>
        <draw:custom-shape draw:style-name="gr21" draw:text-style-name="P9" draw:layer="layout" svg:width="7.239cm" svg:height="3.556cm" svg:x="17.383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layout" svg:x1="21.066cm" svg:y1="11.287cm" svg:x2="15.097cm" svg:y2="12.8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6T11:56:42.511840378</meta:creation-date>
    <dc:date>2024-06-10T21:37:13.094987033</dc:date>
    <meta:editing-duration>PT2H43M41S</meta:editing-duration>
    <meta:editing-cycles>34</meta:editing-cycles>
    <meta:generator>LibreOffice/6.4.7.2$Linux_X86_64 LibreOffice_project/40$Build-2</meta:generator>
    <meta:document-statistic meta:object-count="27"/>
  </office:meta>
</office:document-meta>
</file>